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13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9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26pt solid #999999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" style:family="table-cell" style:parent-style-name="Default">
      <style:table-cell-properties fo:border="none" fo:padding="0mm"/>
    </style:style>
    <style:style style:name="ce13" style:family="table-cell" style:parent-style-name="Default">
      <style:table-cell-properties style:text-align-source="fix" style:repeat-content="false" fo:border="none" fo:padding="0mm" style:vertical-align="middle"/>
      <style:paragraph-properties fo:text-align="center"/>
    </style:style>
    <style:style style:name="ce15" style:family="table-cell" style:parent-style-name="Default">
      <style:table-cell-properties fo:border-bottom="0.26pt solid #999999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ext-properties style:font-name="Liberation Mono" fo:font-size="12pt" style:font-size-asian="12pt" style:font-size-complex="12pt"/>
    </style:style>
    <style:style style:name="ce118" style:family="table-cell" style:parent-style-name="Default">
      <style:table-cell-properties fo:wrap-option="no-wrap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style:cell-protect="protected" style:print-content="false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23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54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font-name="Liberation Serif" fo:font-size="7pt" style:font-size-asian="8pt" style:font-size-complex="8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9" style:family="table-cell" style:parent-style-name="Default">
      <style:table-cell-properties style:vertical-align="bottom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77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91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141" style:family="table-cell" style:parent-style-name="Default">
      <style:table-cell-properties style:diagonal-tl-br="0.06pt solid #000000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43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106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46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50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12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53" style:family="table-cell" style:parent-style-name="Default" style:data-style-name="N109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55" style:family="table-cell" style:parent-style-name="Default" style:data-style-name="N109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6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7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159" style:family="table-cell" style:parent-style-name="Default">
      <style:table-cell-properties style:diagonal-bl-tr="0.06pt solid #000000" style:diagonal-tl-br="non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text-line-through-style="solid" style:text-line-through-type="single" style:font-name="Liberation Serif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139" style:family="table-cell" style:parent-style-name="Default">
      <style:text-properties style:font-name="Liberation Mono" fo:font-size="6pt" style:font-size-asian="6pt" style:font-size-complex="6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6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165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151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c93f3c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1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54" style:family="table-cell" style:parent-style-name="Default">
      <style:table-cell-properties style:diagonal-tl-br="none" fo:border="none"/>
    </style:style>
    <style:style style:name="ce125" style:family="table-cell" style:parent-style-name="Default">
      <style:table-cell-properties style:diagonal-tl-br="none" style:text-align-source="fix" style:repeat-content="false" fo:border="none" fo:padding="0mm" style:vertical-align="middle"/>
      <style:paragraph-properties fo:text-align="center"/>
    </style:style>
    <style:style style:name="ce12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134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171" style:family="table-cell" style:parent-style-name="Default">
      <style:table-cell-properties fo:wrap-option="wrap" fo:border="none"/>
      <style:text-properties fo:color="#000000" style:font-name="Liberation Serif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7" style:family="table-cell" style:parent-style-name="Default">
      <style:text-properties fo:color="#000000" style:font-name="Liberation Serif"/>
    </style:style>
    <style:style style:name="ce12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175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color="#000000" style:font-name="Liberation Serif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3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37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52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2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46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72" style:family="table-cell" style:parent-style-name="Default" style:data-style-name="N109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82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7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63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66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6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76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7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8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69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4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86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99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00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226" style:family="table-cell" style:parent-style-name="Default">
      <style:table-cell-properties fo:wrap-option="no-wrap"/>
      <style:text-properties fo:color="#000000" style:font-name="Liberation Serif"/>
    </style:style>
    <style:style style:name="ce103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228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105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font-size-complex="7pt" style:font-size-asian="7pt" style:text-overline-style="none" style:text-overline-color="font-color" style:text-line-through-type="none" fo:font-style="normal" style:text-outline="false" fo:text-shadow="none" style:text-line-through-mode="continuous" fo:language="de" fo:country="DE" style:language-asian="zh" style:country-asian="CN" fo:font-weight="normal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4" style:family="text">
      <style:text-properties style:language-complex="hi" style:country-complex="IN" fo:color="#000000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size-asian="20pt" style:font-size-complex="2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5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18pt" style:font-size-asian="18pt" style:font-size-complex="18pt"/>
    </style:style>
    <style:style style:name="T6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20pt" style:font-size-asian="20pt" style:font-size-complex="20pt"/>
    </style:style>
    <style:style style:name="T7" style:family="text">
      <style:text-properties fo:color="#000000"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erif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erif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ffffff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FreeSans" style:font-name-asian="Noto Sans CJK SC Regular" fo:color="#000000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8pt" style:font-name="Liberation Serif"/>
    </style:style>
    <style:style style:name="T13" style:family="text">
      <style:text-properties style:text-line-through-type="none"/>
    </style:style>
    <style:style style:name="T14" style:family="text">
      <style:text-properties style:text-line-through-type="single"/>
    </style:style>
    <style:style style:name="T15" style:family="text">
      <style:text-properties fo:language="de" fo:country="DE" style:text-line-through-mode="continuous" style:font-weight-asian="normal" style:font-weight-complex="normal" style:font-style-asian="normal" style:font-style-complex="normal" style:text-emphasize="none" style:font-relief="none" fo:font-weight="normal" style:font-name-complex="FreeSans" style:font-size-asian="6pt" style:font-name-asian="Noto Sans CJK SC Regular" style:text-underline-style="none" style:text-underline-color="font-color" style:language-asian="zh" style:country-asian="CN" fo:text-shadow="none" style:text-outline="false" fo:font-style="normal" style:text-line-through-type="none" style:language-complex="hi" style:country-complex="IN" style:font-size-complex="6pt" style:text-overline-style="none" style:text-overline-color="font-color"/>
    </style:style>
    <style:style style:name="T16" style:family="text">
      <style:text-properties fo:language="de" fo:country="DE" style:text-line-through-mode="continuous" style:font-weight-asian="normal" style:font-weight-complex="normal" style:font-style-asian="normal" style:font-style-complex="normal" style:text-emphasize="none" style:font-relief="none" fo:font-weight="normal" style:font-name-complex="FreeSans" style:font-size-asian="6pt" style:font-name-asian="Noto Sans CJK SC Regular" style:text-underline-style="none" style:text-underline-color="font-color" style:language-asian="zh" style:country-asian="CN" fo:text-shadow="none" style:text-outline="false" fo:font-style="normal" style:text-line-through-type="none" style:language-complex="hi" style:country-complex="IN" style:font-size-complex="6pt" style:text-overline-style="none" style:text-overline-color="font-color" fo:color="#000000"/>
    </style:style>
    <style:style style:name="T17" style:family="text">
      <style:text-properties fo:language="de" fo:country="DE" style:text-line-through-mode="continuous" style:font-style-asian="normal" style:font-style-complex="normal" style:text-emphasize="none" style:font-relief="none" style:font-name-complex="FreeSans" style:font-size-asian="6pt" style:font-name-asian="Noto Sans CJK SC Regular" style:text-underline-style="none" style:text-underline-color="font-color" style:language-asian="zh" style:country-asian="CN" fo:text-shadow="none" style:text-outline="false" fo:font-style="normal" style:text-line-through-type="none" style:language-complex="hi" style:country-complex="IN" style:font-size-complex="6pt" style:text-overline-style="none" style:text-overline-color="font-color" fo:color="#000000" fo:font-weight="bold" style:font-weight-complex="bold" style:font-weight-asian="bold"/>
    </style:style>
    <style:style style:name="T18" style:family="text">
      <style:text-properties fo:language="de" fo:country="DE" style:text-line-through-mode="continuous" style:font-style-asian="normal" style:font-style-complex="normal" style:text-emphasize="none" style:font-relief="none" style:font-name-complex="FreeSans" style:font-size-asian="6pt" style:font-name-asian="Noto Sans CJK SC Regular" style:text-underline-style="none" style:text-underline-color="font-color" style:language-asian="zh" style:country-asian="CN" fo:text-shadow="none" style:text-outline="false" fo:font-style="normal" style:text-line-through-type="none" style:language-complex="hi" style:country-complex="IN" style:font-size-complex="6pt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language="de" fo:country="DE" style:text-line-through-mode="continuous" style:font-style-asian="normal" style:font-style-complex="normal" style:text-emphasize="none" style:font-relief="none" style:font-name-complex="FreeSans" style:font-size-asian="6pt" style:font-name-asian="Noto Sans CJK SC Regular" style:text-underline-style="none" style:text-underline-color="font-color" style:language-asian="zh" style:country-asian="CN" fo:text-shadow="none" style:text-outline="false" fo:font-style="normal" style:text-line-through-type="none" style:language-complex="hi" style:country-complex="IN" style:font-size-complex="6pt" style:text-overline-style="none" style:text-overline-color="font-color" fo:color="#000000" fo:font-weight="bold" style:font-weight-asian="bold" style:font-weight-complex="bold"/>
    </style:style>
    <style:style style:name="T20" style:family="text">
      <style:text-properties style:font-name="Liberation Mono" style:font-name-asian="Liberation Mono" style:font-name-complex="Liberation Mono"/>
    </style:style>
    <style:style style:name="T21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22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23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Liberation Serif" fo:font-size="9pt" style:font-size-asian="9pt" style:font-size-complex="9pt"/>
    </style:style>
    <style:style style:name="T27" style:family="text">
      <style:text-properties style:font-name="Liberation Serif" fo:font-size="7pt" style:font-size-asian="7pt" style:font-size-complex="7pt"/>
    </style:style>
    <style:style style:name="T28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13" table:formula="of:=TEXT([.CD20];&quot;00&quot;)&amp;TEXT([.CL20];&quot;00&quot;)&amp;TEXT([.CT20];&quot;00&quot;)&amp;&quot;_&quot;&amp;TEXT([.DB20];&quot;00&quot;)&amp;&quot;_&quot;&amp;TEXT([.DJ1];&quot;00&quot;)&amp;&quot;_&quot;&amp;TEXT([.DR1];&quot;00&quot;)&amp;&quot;_&quot;&amp;SUBSTITUTE([.AI3];&quot; &quot;;&quot;_&quot;)" office:value-type="string" office:string-value="181122_11_48_67_Abbey_Kirsch_Ale" calcext:value-type="string" table:number-columns-spanned="113" table:number-rows-spanned="1">
            <text:p>181122_11_48_67_Abbey_Kirsch_Ale</text:p>
          </table:table-cell>
          <table:covered-table-cell table:number-columns-repeated="26" table:style-name="ce117"/>
          <table:covered-table-cell table:style-name="ce119"/>
          <table:covered-table-cell table:number-columns-repeated="85" table:style-name="ce117"/>
          <table:table-cell table:style-name="ce153" office:value-type="float" office:value="48" calcext:value-type="float" table:number-columns-spanned="8" table:number-rows-spanned="1">
            <text:p>48</text:p>
          </table:table-cell>
          <table:covered-table-cell table:number-columns-repeated="7" table:style-name="ce153"/>
          <table:table-cell table:style-name="ce153" table:formula="of:=[.DR20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153"/>
          <table:table-cell table:style-name="ce158" table:number-columns-spanned="81" table:number-rows-spanned="1"/>
          <table:covered-table-cell table:number-columns-repeated="53" table:style-name="ce117"/>
          <table:covered-table-cell table:style-name="ce165"/>
          <table:covered-table-cell table:number-columns-repeated="26" table:style-name="ce117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/>
          <table:table-cell table:style-name="ce24" table:number-columns-spanned="156" table:number-rows-spanned="1"/>
          <table:covered-table-cell table:number-columns-repeated="155"/>
          <table:table-cell table:style-name="ce151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20" office:value-type="string" calcext:value-type="string" table:number-columns-spanned="7" table:number-rows-spanned="25">
            <text:p>Hier öffnen!</text:p>
          </table:table-cell>
          <table:covered-table-cell table:number-columns-repeated="3"/>
          <table:covered-table-cell table:style-name="ce24"/>
          <table:covered-table-cell table:number-columns-repeated="2"/>
          <table:table-cell table:style-name="ce62" office:value-type="string" calcext:value-type="string" table:number-columns-spanned="44" table:number-rows-spanned="9">
            <text:p>Abbey Kirsch Ale</text:p>
          </table:table-cell>
          <table:covered-table-cell table:number-columns-repeated="43"/>
          <table:table-cell table:style-name="ce24" table:number-columns-spanned="3" table:number-rows-spanned="13"/>
          <table:covered-table-cell table:number-columns-repeated="2"/>
          <table:table-cell table:style-name="ce92" office:value-type="string" calcext:value-type="string" table:number-columns-spanned="48" table:number-rows-spanned="13">
            <text:p><text:span text:style-name="T4">#</text:span><text:span text:style-name="T5">ℕ</text:span><text:span text:style-name="T6">UMB33R5</text:span></text:p>
            <text:p><text:span text:style-name="T7">Hausbrauerei seit 2017</text:span></text:p>
          </table:table-cell>
          <table:covered-table-cell table:number-columns-repeated="47"/>
          <table:table-cell table:style-name="ce24" table:number-columns-spanned="3" table:number-rows-spanned="13"/>
          <table:covered-table-cell table:number-columns-repeated="2"/>
          <table:table-cell table:style-name="ce137" office:value-type="string" calcext:value-type="string" table:number-columns-spanned="44" table:number-rows-spanned="13">
            <text:p><text:span text:style-name="T13">Kernig durchs Maischen, sprit</text:span><text:span text:style-name="T14">z</text:span><text:span text:style-name="T13">ig durch die Kirschen.</text:span></text:p>
          </table:table-cell>
          <table:covered-table-cell table:number-columns-repeated="43"/>
          <table:table-cell table:style-name="ce24" table:number-columns-spanned="7" table:number-rows-spanned="25"/>
          <table:covered-table-cell table:number-columns-repeated="2"/>
          <table:covered-table-cell table:style-name="ce24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34"/>
          <table:table-cell table:style-name="ce130" office:value-type="string" calcext:value-type="string" table:number-columns-spanned="44" table:number-rows-spanned="4">
            <text:p>falsches Kriek</text:p>
          </table:table-cell>
          <table:covered-table-cell table:number-columns-repeated="46"/>
          <table:covered-table-cell table:number-columns-repeated="36" table:style-name="ce79"/>
          <table:covered-table-cell table:number-columns-repeated="93"/>
          <table:table-cell table:number-columns-repeated="814"/>
        </table:table-row>
        <table:table-row table:style-name="ro2">
          <table:covered-table-cell table:number-columns-repeated="78"/>
          <table:covered-table-cell table:style-name="ce24"/>
          <table:covered-table-cell table:number-columns-repeated="2"/>
          <table:covered-table-cell table:number-columns-repeated="16" table:style-name="ce98"/>
          <table:covered-table-cell table:style-name="ce149"/>
          <table:covered-table-cell table:number-columns-repeated="19" table:style-name="ce98"/>
          <table:covered-table-cell table:number-columns-repeated="12" table:style-name="ce109"/>
          <table:covered-table-cell table:style-name="ce24"/>
          <table:covered-table-cell table:number-columns-repeated="80"/>
          <table:table-cell table:number-columns-repeated="814"/>
        </table:table-row>
        <table:table-row table:style-name="ro2">
          <table:covered-table-cell table:number-columns-repeated="81"/>
          <table:covered-table-cell table:number-columns-repeated="36" table:style-name="ce98"/>
          <table:covered-table-cell table:number-columns-repeated="12" table:style-name="ce109"/>
          <table:covered-table-cell table:number-columns-repeated="81"/>
          <table:table-cell table:number-columns-repeated="814"/>
        </table:table-row>
        <table:table-row table:style-name="ro2">
          <table:covered-table-cell table:number-columns-repeated="81"/>
          <table:covered-table-cell table:number-columns-repeated="36" table:style-name="ce98"/>
          <table:covered-table-cell table:number-columns-repeated="12" table:style-name="ce109"/>
          <table:covered-table-cell table:number-columns-repeated="81"/>
          <table:table-cell table:number-columns-repeated="814"/>
        </table:table-row>
        <table:table-row table:style-name="ro2">
          <table:covered-table-cell table:number-columns-repeated="34"/>
          <table:table-cell table:style-name="ce65" office:value-type="string" calcext:value-type="string" table:number-columns-spanned="44" table:number-rows-spanned="9">
            <text:p><text:span text:style-name="T2">nach einem Rezept von</text:span></text:p>
            <text:p><text:span text:style-name="T3">jamesdererste</text:span><text:span text:style-name="T3">, nur anders!</text:span></text:p>
          </table:table-cell>
          <table:covered-table-cell table:number-columns-repeated="43"/>
          <table:table-cell/>
          <table:table-cell table:style-name="ce24" table:number-columns-spanned="2" table:number-rows-spanned="1"/>
          <table:covered-table-cell/>
          <table:table-cell table:style-name="ce24" table:number-columns-spanned="1" table:number-rows-spanned="3"/>
          <table:table-cell table:style-name="ce145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98"/>
          <table:table-cell table:style-name="ce109" table:number-columns-spanned="2" table:number-rows-spanned="3"/>
          <table:covered-table-cell/>
          <table:table-cell table:style-name="ce145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98"/>
          <table:table-cell table:style-name="ce109" table:number-columns-spanned="2" table:number-rows-spanned="3"/>
          <table:covered-table-cell/>
          <table:table-cell table:style-name="ce145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98"/>
          <table:covered-table-cell table:number-columns-repeated="11" table:style-name="ce109"/>
          <table:table-cell table:style-name="ce24" table:number-columns-spanned="1" table:number-rows-spanned="3"/>
          <table:table-cell table:style-name="ce24" table:number-columns-spanned="2" table:number-rows-spanned="1"/>
          <table:covered-table-cell/>
          <table:table-cell/>
          <table:table-cell table:style-name="ce161" office:value-type="string" calcext:value-type="string" table:number-columns-spanned="44" table:number-rows-spanned="9">
            <text:p><text:span text:style-name="T15">Zutaten: Brauwasser</text:span><text:span text:style-name="T16">, Malz (</text:span><text:span text:style-name="T17">Gerste</text:span><text:span text:style-name="T18">*, </text:span><text:span text:style-name="T19">Roggen</text:span><text:span text:style-name="T18">*), Kirschen**, Hopfen*, Hefe</text:span></text:p>
          </table:table-cell>
          <table:covered-table-cell table:number-columns-repeated="46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4"/>
          <table:covered-table-cell table:style-name="ce132"/>
          <table:covered-table-cell table:number-columns-repeated="43"/>
          <table:table-cell table:style-name="ce24" table:number-columns-spanned="1" table:number-rows-spanned="2"/>
          <table:table-cell table:style-name="ce141" table:number-columns-spanned="2" table:number-rows-spanned="2"/>
          <table:covered-table-cell/>
          <table:covered-table-cell table:number-columns-repeated="36" table:style-name="ce98"/>
          <table:covered-table-cell table:number-columns-repeated="12" table:style-name="ce109"/>
          <table:table-cell table:style-name="ce159" table:number-columns-spanned="2" table:number-rows-spanned="2"/>
          <table:covered-table-cell/>
          <table:table-cell table:style-name="ce24" table:number-columns-spanned="1" table:number-rows-spanned="2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2"/>
          <table:covered-table-cell table:number-columns-repeated="35" table:style-name="ce98"/>
          <table:covered-table-cell table:number-columns-repeated="12" table:style-name="ce109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78"/>
          <table:table-cell table:style-name="ce24" table:number-columns-spanned="3" table:number-rows-spanned="9"/>
          <table:covered-table-cell table:number-columns-repeated="2"/>
          <table:table-cell table:style-name="ce24" table:number-columns-spanned="48" table:number-rows-spanned="1"/>
          <table:covered-table-cell table:number-columns-repeated="35" table:style-name="ce98"/>
          <table:covered-table-cell table:number-columns-repeated="12" table:style-name="ce109"/>
          <table:table-cell table:style-name="ce24" table:number-columns-spanned="3" table:number-rows-spanned="9"/>
          <table:covered-table-cell table:number-columns-repeated="2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table-cell table:style-name="ce143" office:value-type="float" office:value="18" calcext:value-type="float" table:number-columns-spanned="8" table:number-rows-spanned="5">
            <text:p>18</text:p>
          </table:table-cell>
          <table:covered-table-cell table:number-columns-repeated="7" table:style-name="ce106"/>
          <table:table-cell table:style-name="ce146" office:value-type="float" office:value="11" calcext:value-type="float" table:number-columns-spanned="8" table:number-rows-spanned="5">
            <text:p>11</text:p>
          </table:table-cell>
          <table:covered-table-cell table:number-columns-repeated="7" table:style-name="ce106"/>
          <table:table-cell table:style-name="ce146" office:value-type="float" office:value="22" calcext:value-type="float" table:number-columns-spanned="8" table:number-rows-spanned="5">
            <text:p>22</text:p>
          </table:table-cell>
          <table:covered-table-cell table:number-columns-repeated="7" table:style-name="ce106"/>
          <table:table-cell table:style-name="ce146" office:value-type="float" office:value="11" calcext:value-type="float" table:number-columns-spanned="8" table:number-rows-spanned="5">
            <text:p>11</text:p>
          </table:table-cell>
          <table:covered-table-cell table:number-columns-repeated="7" table:style-name="ce106"/>
          <table:table-cell table:style-name="ce146" table:number-columns-spanned="8" table:number-rows-spanned="5"/>
          <table:covered-table-cell table:number-columns-repeated="7" table:style-name="ce106"/>
          <table:table-cell table:style-name="ce157" table:formula="of:=SUM([.AE35:.AE39])" office:value-type="float" office:value="67" calcext:value-type="float" table:number-columns-spanned="8" table:number-rows-spanned="5">
            <text:p>67</text:p>
          </table:table-cell>
          <table:covered-table-cell table:number-columns-repeated="6" table:style-name="ce106"/>
          <table:covered-table-cell table:style-name="ce157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106"/>
          <table:covered-table-cell table:style-name="ce157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1"/>
          <table:covered-table-cell table:style-name="ce128"/>
          <table:covered-table-cell table:number-columns-repeated="49"/>
          <table:covered-table-cell table:style-name="ce143"/>
          <table:covered-table-cell table:number-columns-repeated="46" table:style-name="ce106"/>
          <table:covered-table-cell table:style-name="ce157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106"/>
          <table:covered-table-cell table:style-name="ce157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106"/>
          <table:covered-table-cell table:style-name="ce157"/>
          <table:covered-table-cell table:number-columns-repeated="3"/>
          <table:covered-table-cell table:number-columns-repeated="47" table:style-name="ce139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4"/>
          <table:table-cell table:style-name="ce75" table:number-columns-spanned="21" table:number-rows-spanned="3"/>
          <table:covered-table-cell table:number-columns-repeated="20" table:style-name="ce79"/>
          <table:table-cell table:style-name="ce92" table:number-columns-spanned="2" table:number-rows-spanned="3"/>
          <table:covered-table-cell table:style-name="ce79"/>
          <table:table-cell table:style-name="ce71" office:value-type="string" calcext:value-type="string" table:number-columns-spanned="21" table:number-rows-spanned="3">
            <text:p>Alk. 6,8 Vol.%</text:p>
          </table:table-cell>
          <table:covered-table-cell table:number-columns-repeated="23" table:style-name="ce79"/>
          <table:table-cell table:style-name="ce92" table:number-columns-spanned="1" table:number-rows-spanned="3"/>
          <table:table-cell table:style-name="ce147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102"/>
          <table:table-cell table:style-name="ce98" table:number-columns-spanned="2" table:number-rows-spanned="3"/>
          <table:covered-table-cell table:style-name="ce79"/>
          <table:table-cell table:style-name="ce114" office:value-type="string" calcext:value-type="string" table:number-columns-spanned="6" table:number-rows-spanned="3">
            <text:p>Sud²</text:p>
          </table:table-cell>
          <table:covered-table-cell table:number-columns-repeated="5" table:style-name="ce93"/>
          <table:table-cell table:style-name="ce98" table:number-columns-spanned="2" table:number-rows-spanned="3"/>
          <table:covered-table-cell table:style-name="ce79"/>
          <table:table-cell table:style-name="ce114" office:value-type="string" calcext:value-type="string" table:number-columns-spanned="14" table:number-rows-spanned="3">
            <text:p>Flasche</text:p>
          </table:table-cell>
          <table:covered-table-cell table:number-columns-repeated="13" table:style-name="ce93"/>
          <table:table-cell table:style-name="ce92" table:number-columns-spanned="1" table:number-rows-spanned="3"/>
          <table:covered-table-cell table:number-columns-repeated="3" table:style-name="ce79"/>
          <table:table-cell table:style-name="ce114" office:value-type="string" calcext:value-type="string" table:number-columns-spanned="44" table:number-rows-spanned="3">
            <text:p>mindestens haltbar bis 19|01|11</text:p>
          </table:table-cell>
          <table:covered-table-cell table:number-columns-repeated="43" table:style-name="ce79"/>
          <table:covered-table-cell table:number-columns-repeated="2"/>
          <table:covered-table-cell table:style-name="ce163"/>
          <table:covered-table-cell table:style-name="ce24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7" table:style-name="ce79"/>
          <table:covered-table-cell table:number-columns-repeated="24" table:style-name="ce102"/>
          <table:covered-table-cell table:number-columns-repeated="24" table:style-name="ce93"/>
          <table:covered-table-cell table:number-columns-repeated="3" table:style-name="ce79"/>
          <table:covered-table-cell table:style-name="ce93"/>
          <table:covered-table-cell table:number-columns-repeated="43" table:style-name="ce79"/>
          <table:covered-table-cell table:number-columns-repeated="2"/>
          <table:covered-table-cell table:style-name="ce164"/>
          <table:covered-table-cell table:style-name="ce109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79"/>
          <table:covered-table-cell table:style-name="ce93"/>
          <table:covered-table-cell table:number-columns-repeated="24" table:style-name="ce79"/>
          <table:covered-table-cell table:number-columns-repeated="24" table:style-name="ce102"/>
          <table:covered-table-cell table:number-columns-repeated="24" table:style-name="ce93"/>
          <table:covered-table-cell table:number-columns-repeated="3" table:style-name="ce79"/>
          <table:covered-table-cell table:style-name="ce93"/>
          <table:covered-table-cell table:number-columns-repeated="43" table:style-name="ce79"/>
          <table:covered-table-cell table:number-columns-repeated="2"/>
          <table:covered-table-cell table:style-name="ce164"/>
          <table:covered-table-cell table:style-name="ce109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27"/>
          <table:table-cell table:style-name="ce121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9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8" table:number-columns-spanned="27" table:number-rows-spanned="27"/>
          <table:covered-table-cell table:number-columns-repeated="26" table:style-name="ce18"/>
          <table:table-cell table:style-name="ce121" table:number-columns-spanned="156" table:number-rows-spanned="1"/>
          <table:covered-table-cell table:number-columns-repeated="155"/>
          <table:table-cell table:style-name="ce116" table:number-columns-spanned="27" table:number-rows-spanned="27"/>
          <table:covered-table-cell table:number-columns-repeated="2" table:style-name="ce154"/>
          <table:covered-table-cell table:style-name="ce134"/>
          <table:covered-table-cell table:number-columns-repeated="23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table-cell table:style-name="ce24" table:number-columns-spanned="3" table:number-rows-spanned="25"/>
          <table:covered-table-cell table:number-columns-repeated="2"/>
          <table:table-cell table:style-name="ce29" office:value-type="string" calcext:value-type="string" table:number-columns-spanned="67" table:number-rows-spanned="4">
            <text:p>abgefüllte Flaschen:</text:p>
          </table:table-cell>
          <table:covered-table-cell table:number-columns-repeated="66"/>
          <table:table-cell table:style-name="ce24" table:number-columns-spanned="16" table:number-rows-spanned="4"/>
          <table:covered-table-cell table:number-columns-repeated="15"/>
          <table:table-cell table:style-name="ce96" office:value-type="string" calcext:value-type="string" table:number-columns-spanned="70" table:number-rows-spanned="22">
            <text:p><text:span text:style-name="T8">Hinweise:</text:span></text:p>
            <text:p><text:span text:style-name="T9">- kühl und aufrecht stehend lagern</text:span></text:p>
            <text:p><text:span text:style-name="T9">- Hefe nicht mittrinken</text:span></text:p>
            <text:p><text:span text:style-name="T9">- Flasche ausgespült und unverschlossen </text:span></text:p>
            <text:p><text:span text:style-name="T10">- </text:span><text:span text:style-name="T11">an den Brauer zurückführen</text:span></text:p>
            <text:p><text:span text:style-name="T9">- Kritik und Spenden sind erwünscht</text:span></text:p>
            <text:p><text:span text:style-name="T12">- Daten sind in dem Format JJ|MM|TT angegeben</text:span></text:p>
          </table:table-cell>
          <table:covered-table-cell table:number-columns-repeated="69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23" office:value-type="float" office:value="47" calcext:value-type="float" table:number-columns-spanned="7" table:number-rows-spanned="4">
            <text:p>47x</text:p>
          </table:table-cell>
          <table:covered-table-cell table:number-columns-repeated="6" table:style-name="ce49"/>
          <table:table-cell table:style-name="ce77" table:formula="of:=[.CT35]&amp;&quot;¹ (belgisches dunkel)&quot;" office:value-type="string" office:string-value="330 ml¹ (belgisches dunkel)" calcext:value-type="string" table:number-columns-spanned="60" table:number-rows-spanned="4">
            <text:p>330 ml¹ (belgisches dunkel)</text:p>
          </table:table-cell>
          <table:covered-table-cell table:number-columns-repeated="40" table:style-name="ce91"/>
          <table:covered-table-cell table:style-name="ce77"/>
          <table:covered-table-cell table:number-columns-repeated="18" table:style-name="ce91"/>
          <table:table-cell table:style-name="ce150" office:value-type="string" calcext:value-type="string" table:number-columns-spanned="16" table:number-rows-spanned="4">
            <text:p>330 ml</text:p>
          </table:table-cell>
          <table:covered-table-cell table:number-columns-repeated="15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9"/>
          <table:covered-table-cell table:style-name="ce91" table:formula="of:=[.CT36]&amp;&quot;² (falsches Kriek)&quot;" office:value-type="string" office:string-value="² (falsches Kriek)" calcext:value-type="string">
            <text:p>² (falsches Kriek)</text:p>
          </table:covered-table-cell>
          <table:covered-table-cell table:number-columns-repeated="59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9"/>
          <table:covered-table-cell table:number-columns-repeated="60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9"/>
          <table:covered-table-cell table:number-columns-repeated="60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23" office:value-type="float" office:value="20" calcext:value-type="float" table:number-columns-spanned="7" table:number-rows-spanned="4">
            <text:p>20x</text:p>
          </table:table-cell>
          <table:covered-table-cell table:number-columns-repeated="3" table:style-name="ce54"/>
          <table:covered-table-cell table:number-columns-repeated="3" table:style-name="ce81"/>
          <table:table-cell table:style-name="ce77" table:formula="of:=[.CT39]&amp;&quot;² (falsches kriek)&quot;" office:value-type="string" office:string-value="330 ml² (falsches kriek)" calcext:value-type="string" table:number-columns-spanned="60" table:number-rows-spanned="4">
            <text:p>330 ml² (falsches kriek)</text:p>
          </table:table-cell>
          <table:covered-table-cell table:number-columns-repeated="40" table:style-name="ce91"/>
          <table:covered-table-cell table:style-name="ce77"/>
          <table:covered-table-cell table:number-columns-repeated="18" table:style-name="ce91"/>
          <table:table-cell table:style-name="ce150" office:value-type="string" calcext:value-type="string" table:number-columns-spanned="16" table:number-rows-spanned="4">
            <text:p>330 ml</text:p>
          </table:table-cell>
          <table:covered-table-cell table:number-columns-repeated="15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54"/>
          <table:covered-table-cell table:number-columns-repeated="3" table:style-name="ce81"/>
          <table:covered-table-cell table:style-name="ce91" table:formula="of:=[.CT40]&amp;&quot;² (falsches Kriek)&quot;" office:value-type="string" office:string-value="² (falsches Kriek)" calcext:value-type="string">
            <text:p>² (falsches Kriek)</text:p>
          </table:covered-table-cell>
          <table:covered-table-cell table:number-columns-repeated="59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54"/>
          <table:covered-table-cell table:number-columns-repeated="3" table:style-name="ce81"/>
          <table:covered-table-cell table:number-columns-repeated="60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54"/>
          <table:covered-table-cell table:number-columns-repeated="3" table:style-name="ce81"/>
          <table:covered-table-cell table:number-columns-repeated="60" table:style-name="ce91"/>
          <table:covered-table-cell table:number-columns-repeated="16" table:style-name="ce112"/>
          <table:covered-table-cell table:number-columns-repeated="70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57" office:value-type="string" calcext:value-type="string" table:number-columns-spanned="67" table:number-rows-spanned="10">
            <text:p>Ein <text:span text:style-name="T1">Kriek</text:span> ist ein belgisches Sauerkirschbier, welches durch Spontangärung entsteht. Bei diesem Bier jedoch wurden Süßkirschen und Reinzuchthefe verwendet.</text:p>
          </table:table-cell>
          <table:covered-table-cell table:number-columns-repeated="66"/>
          <table:table-cell table:style-name="ce24" table:number-columns-spanned="16" table:number-rows-spanned="13"/>
          <table:covered-table-cell table:number-columns-repeated="85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36" office:value-type="string" calcext:value-type="string" table:number-columns-spanned="67" table:number-rows-spanned="3">
            <text:p>Nach der Gärung ¹abgefüllt/²mit Kirschen gestopft</text:p>
          </table:table-cell>
          <table:covered-table-cell table:number-columns-repeated="82"/>
          <table:table-cell table:style-name="ce97" office:value-type="string" calcext:value-type="string" table:number-columns-spanned="70" table:number-rows-spanned="3">
            <text:p>*aus ökologischem Anbau **aus Norberts Garten</text:p>
          </table:table-cell>
          <table:covered-table-cell table:number-columns-repeated="69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54"/>
          <table:table-cell table:style-name="ce154" table:number-columns-repeated="814"/>
        </table:table-row>
        <table:table-row table:style-name="ro2">
          <table:covered-table-cell table:number-columns-repeated="27" table:style-name="ce18"/>
          <table:table-cell table:style-name="ce121" table:number-columns-spanned="156" table:number-rows-spanned="1"/>
          <table:covered-table-cell table:number-columns-repeated="155"/>
          <table:covered-table-cell table:number-columns-repeated="27" table:style-name="ce154"/>
          <table:table-cell table:style-name="ce154" table:number-columns-repeated="814"/>
        </table:table-row>
        <table:table-row table:style-name="ro3">
          <table:table-cell table:style-name="ce13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9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27"/>
          <table:table-cell table:style-name="ce125" table:number-columns-spanned="841" table:number-rows-spanned="1"/>
          <table:covered-table-cell table:number-columns-repeated="840" table:style-name="ce154"/>
        </table:table-row>
        <table:table-row table:style-name="ro3">
          <table:table-cell table:style-name="ce15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9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27"/>
          <table:table-cell table:style-name="ce126" table:number-columns-spanned="841" table:number-rows-spanned="1"/>
          <table:covered-table-cell table:number-columns-repeated="840" table:style-name="ce154"/>
        </table:table-row>
        <table:table-row table:style-name="ro3">
          <table:table-cell table:style-name="ce13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9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27"/>
          <table:table-cell table:style-name="ce125" table:number-columns-spanned="841" table:number-rows-spanned="1"/>
          <table:covered-table-cell table:number-columns-repeated="840" table:style-name="ce154"/>
        </table:table-row>
        <table:table-header-rows>
          <table:table-row table:style-name="ro4">
            <table:table-cell table:style-name="ce22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8"/>
            <table:covered-table-cell table:style-name="ce22"/>
            <table:covered-table-cell table:number-columns-repeated="155" table:style-name="ce118"/>
            <table:table-cell table:style-name="ce167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902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6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902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902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" calcext:value-type="float" table:number-columns-spanned="8" table:number-rows-spanned="1">
            <text:p>0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6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" calcext:value-type="float" table:number-columns-spanned="8" table:number-rows-spanned="1">
            <text:p>0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6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" calcext:value-type="float" table:number-columns-spanned="8" table:number-rows-spanned="1">
            <text:p>0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7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" calcext:value-type="float" table:number-columns-spanned="8" table:number-rows-spanned="1">
            <text:p>0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7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" calcext:value-type="float" table:number-columns-spanned="8" table:number-rows-spanned="1">
            <text:p>0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7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" calcext:value-type="float" table:number-columns-spanned="8" table:number-rows-spanned="1">
            <text:p>0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7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" calcext:value-type="float" table:number-columns-spanned="8" table:number-rows-spanned="1">
            <text:p>0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8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" calcext:value-type="float" table:number-columns-spanned="8" table:number-rows-spanned="1">
            <text:p>0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8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8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9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9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3" calcext:value-type="float" table:number-columns-spanned="8" table:number-rows-spanned="1">
            <text:p>1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9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0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0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0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0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8" calcext:value-type="float" table:number-columns-spanned="8" table:number-rows-spanned="1">
            <text:p>1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1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19" calcext:value-type="float" table:number-columns-spanned="8" table:number-rows-spanned="1">
            <text:p>1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1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1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1" calcext:value-type="float" table:number-columns-spanned="8" table:number-rows-spanned="1">
            <text:p>2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2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2" calcext:value-type="float" table:number-columns-spanned="8" table:number-rows-spanned="1">
            <text:p>2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2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2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4" calcext:value-type="float" table:number-columns-spanned="8" table:number-rows-spanned="1">
            <text:p>2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3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5" calcext:value-type="float" table:number-columns-spanned="8" table:number-rows-spanned="1">
            <text:p>2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3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3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3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8" calcext:value-type="float" table:number-columns-spanned="8" table:number-rows-spanned="1">
            <text:p>2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4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29" calcext:value-type="float" table:number-columns-spanned="8" table:number-rows-spanned="1">
            <text:p>2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4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4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5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5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5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4" calcext:value-type="float" table:number-columns-spanned="8" table:number-rows-spanned="1">
            <text:p>3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6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6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6" calcext:value-type="float" table:number-columns-spanned="8" table:number-rows-spanned="1">
            <text:p>3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6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6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8" calcext:value-type="float" table:number-columns-spanned="8" table:number-rows-spanned="1">
            <text:p>3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7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7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0" calcext:value-type="float" table:number-columns-spanned="8" table:number-rows-spanned="1">
            <text:p>4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7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1" calcext:value-type="float" table:number-columns-spanned="8" table:number-rows-spanned="1">
            <text:p>4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8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2" calcext:value-type="float" table:number-columns-spanned="8" table:number-rows-spanned="1">
            <text:p>4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8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8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4" calcext:value-type="float" table:number-columns-spanned="8" table:number-rows-spanned="1">
            <text:p>4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9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5" calcext:value-type="float" table:number-columns-spanned="8" table:number-rows-spanned="1">
            <text:p>4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9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6" calcext:value-type="float" table:number-columns-spanned="8" table:number-rows-spanned="1">
            <text:p>4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9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19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8" calcext:value-type="float" table:number-columns-spanned="8" table:number-rows-spanned="1">
            <text:p>4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0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0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0" calcext:value-type="float" table:number-columns-spanned="8" table:number-rows-spanned="1">
            <text:p>5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0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1" calcext:value-type="float" table:number-columns-spanned="8" table:number-rows-spanned="1">
            <text:p>5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1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2" calcext:value-type="float" table:number-columns-spanned="8" table:number-rows-spanned="1">
            <text:p>5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1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3" calcext:value-type="float" table:number-columns-spanned="8" table:number-rows-spanned="1">
            <text:p>5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1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4" calcext:value-type="float" table:number-columns-spanned="8" table:number-rows-spanned="1">
            <text:p>5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2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2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6" calcext:value-type="float" table:number-columns-spanned="8" table:number-rows-spanned="1">
            <text:p>5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2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2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8" calcext:value-type="float" table:number-columns-spanned="8" table:number-rows-spanned="1">
            <text:p>5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3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59" calcext:value-type="float" table:number-columns-spanned="8" table:number-rows-spanned="1">
            <text:p>5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3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0" calcext:value-type="float" table:number-columns-spanned="8" table:number-rows-spanned="1">
            <text:p>6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3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4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4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4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5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5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5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5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8" calcext:value-type="float" table:number-columns-spanned="8" table:number-rows-spanned="1">
            <text:p>6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6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69" calcext:value-type="float" table:number-columns-spanned="8" table:number-rows-spanned="1">
            <text:p>6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6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6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7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2" calcext:value-type="float" table:number-columns-spanned="8" table:number-rows-spanned="1">
            <text:p>7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7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3" calcext:value-type="float" table:number-columns-spanned="8" table:number-rows-spanned="1">
            <text:p>7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7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4" calcext:value-type="float" table:number-columns-spanned="8" table:number-rows-spanned="1">
            <text:p>7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8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5" calcext:value-type="float" table:number-columns-spanned="8" table:number-rows-spanned="1">
            <text:p>7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8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6" calcext:value-type="float" table:number-columns-spanned="8" table:number-rows-spanned="1">
            <text:p>7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8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7" calcext:value-type="float" table:number-columns-spanned="8" table:number-rows-spanned="1">
            <text:p>7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8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9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9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0" calcext:value-type="float" table:number-columns-spanned="8" table:number-rows-spanned="1">
            <text:p>8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29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1" calcext:value-type="float" table:number-columns-spanned="8" table:number-rows-spanned="1">
            <text:p>8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0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0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0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1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1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1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1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2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89" calcext:value-type="float" table:number-columns-spanned="8" table:number-rows-spanned="1">
            <text:p>8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2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0" calcext:value-type="float" table:number-columns-spanned="8" table:number-rows-spanned="1">
            <text:p>90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2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3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2" calcext:value-type="float" table:number-columns-spanned="8" table:number-rows-spanned="1">
            <text:p>92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3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3" calcext:value-type="float" table:number-columns-spanned="8" table:number-rows-spanned="1">
            <text:p>93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3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4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4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4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7" calcext:value-type="float" table:number-columns-spanned="8" table:number-rows-spanned="1">
            <text:p>97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4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8" calcext:value-type="float" table:number-columns-spanned="8" table:number-rows-spanned="1">
            <text:p>98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5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1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5" table:formula="of:=(ROW()-58)/3" office:value-type="float" office:value="99" calcext:value-type="float" table:number-columns-spanned="8" table:number-rows-spanned="1">
            <text:p>99</text:p>
          </table:table-cell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24" table:number-columns-spanned="34" table:number-rows-spanned="1"/>
          <table:covered-table-cell table:number-columns-repeated="26"/>
          <table:covered-table-cell table:style-name="ce24"/>
          <table:covered-table-cell table:number-columns-repeated="6"/>
          <table:table-cell table:style-name="ce136" table:formula="of:=&quot;e &quot;&amp;IF([.DJ35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24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2">
          <table:table-cell table:style-name="ce24" table:number-columns-spanned="183" table:number-rows-spanned="1"/>
          <table:covered-table-cell table:number-columns-repeated="26"/>
          <table:covered-table-cell table:style-name="ce24"/>
          <table:covered-table-cell table:number-columns-repeated="85"/>
          <table:covered-table-cell table:number-columns-repeated="8" table:style-name="ce155"/>
          <table:covered-table-cell table:style-name="ce24"/>
          <table:covered-table-cell table:number-columns-repeated="88"/>
          <table:table-cell table:number-columns-repeated="814"/>
        </table:table-row>
        <table:table-row table:style-name="ro6">
          <table:table-cell table:style-name="ce24" table:number-columns-spanned="113" table:number-rows-spanned="1"/>
          <table:covered-table-cell table:number-columns-repeated="26"/>
          <table:covered-table-cell table:style-name="ce24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5"/>
          <table:table-cell table:style-name="ce24" table:number-columns-spanned="62" table:number-rows-spanned="1"/>
          <table:covered-table-cell table:number-columns-repeated="61"/>
          <table:table-cell table:style-name="ce167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6" table:visibility="collapse" table:number-rows-repeated="1048217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66"/>
        <table:table-column table:style-name="co7" table:default-cell-style-name="ce10"/>
        <table:table-column table:style-name="co3" table:default-cell-style-name="ce10"/>
        <table:table-column table:style-name="co8" table:default-cell-style-name="ce86"/>
        <table:table-column table:style-name="co3" table:default-cell-style-name="ce10"/>
        <table:table-column table:style-name="co2" table:default-cell-style-name="ce226"/>
        <table:table-column table:style-name="co9" table:visibility="collapse" table:number-columns-repeated="1009" table:default-cell-style-name="ce10"/>
        <table:table-row table:style-name="ro1">
          <table:table-cell table:style-name="ce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175"/>
          <table:covered-table-cell table:style-name="ce28"/>
          <table:covered-table-cell table:style-name="ce175"/>
          <table:covered-table-cell table:style-name="ce53"/>
          <table:covered-table-cell table:number-columns-repeated="3" table:style-name="ce175"/>
          <table:table-cell table:style-name="ce72" office:value-type="float" office:value="1" calcext:value-type="float">
            <text:p>01</text:p>
          </table:table-cell>
          <table:table-cell table:style-name="ce72" table:formula="of:=[.C14]" office:value-type="float" office:value="47" calcext:value-type="float">
            <text:p>47</text:p>
          </table:table-cell>
          <table:table-cell table:style-name="ce175" table:number-columns-repeated="3"/>
          <table:table-cell table:style-name="ce99"/>
          <table:table-cell table:style-name="ce17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185"/>
          <table:table-cell/>
          <table:table-cell table:style-name="ce195"/>
          <table:table-cell table:number-columns-repeated="3"/>
          <table:table-cell table:style-name="ce10"/>
          <table:table-cell table:number-columns-repeated="2"/>
          <table:table-cell table:style-name="ce10"/>
          <table:table-cell/>
          <table:table-cell table:style-name="ce100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6">
          <table:covered-table-cell/>
          <table:table-cell table:style-name="ce11" office:value-type="string" calcext:value-type="string" table:number-columns-spanned="1" table:number-rows-spanned="5">
            <text:p>↓↓ Neugierig? ↓<text:span text:style-name="T20">↓</text:span></text:p>
          </table:table-cell>
          <table:table-cell table:style-name="ce19" table:number-columns-spanned="1" table:number-rows-spanned="2"/>
          <table:table-cell table:style-name="ce31" office:value-type="string" calcext:value-type="string" table:number-columns-spanned="1" table:number-rows-spanned="2">
            <text:p>Abbey Ale</text:p>
          </table:table-cell>
          <table:table-cell table:style-name="ce41" office:value-type="string" calcext:value-type="string" table:number-columns-spanned="8" table:number-rows-spanned="3">
            <text:p>#<text:span text:style-name="T25">ℕ</text:span>UMB33R5</text:p>
            <text:p><text:span text:style-name="T26">Hausbrauerei seit 2017</text:span></text:p>
            <text:p><text:span text:style-name="T27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10"/>
          <table:covered-table-cell/>
          <table:covered-table-cell table:style-name="ce195"/>
          <table:table-cell table:style-name="ce76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90"/>
          <table:table-cell table:number-columns-repeated="1009"/>
        </table:table-row>
        <table:table-row table:style-name="ro7">
          <table:covered-table-cell/>
          <table:covered-table-cell table:number-columns-repeated="2" table:style-name="ce14"/>
          <table:covered-table-cell table:style-name="ce185"/>
          <table:covered-table-cell/>
          <table:covered-table-cell table:style-name="ce58"/>
          <table:covered-table-cell table:number-columns-repeated="3"/>
          <table:covered-table-cell table:style-name="ce10"/>
          <table:covered-table-cell table:number-columns-repeated="2"/>
          <table:covered-table-cell table:style-name="ce78"/>
          <table:table-cell/>
          <table:covered-table-cell table:style-name="ce90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25"/>
          <table:covered-table-cell table:number-columns-repeated="5"/>
          <table:covered-table-cell table:style-name="ce10"/>
          <table:covered-table-cell table:number-columns-repeated="2"/>
          <table:table-cell table:style-name="ce10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43" office:value-type="string" calcext:value-type="string">
            <text:p>belgisches Dunkel</text:p>
          </table:table-cell>
          <table:table-cell table:style-name="ce50"/>
          <table:table-cell table:style-name="ce40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6" office:value-type="float" office:value="7" calcext:value-type="float">
            <text:p>07</text:p>
          </table:table-cell>
          <table:table-cell table:style-name="ce47" office:value-type="float" office:value="11" calcext:value-type="float">
            <text:p>11</text:p>
          </table:table-cell>
          <table:table-cell table:style-name="ce48"/>
          <table:table-cell table:style-name="ce67" table:formula="of:=SUM([.C14:.C15])" office:value-type="float" office:value="67" calcext:value-type="float">
            <text:p>67</text:p>
          </table:table-cell>
          <table:table-cell/>
          <table:table-cell table:style-name="ce80" office:value-type="string" calcext:value-type="string">
            <text:p>Zutaten: Wasser, Malz (<text:span text:style-name="T1">Gerste</text:span>*, <text:span text:style-name="T1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44" office:value-type="string" calcext:value-type="string">
            <text:p>Nach einem Rezept von</text:p>
            <text:p><text:span text:style-name="T24">jamesdererste</text:span>, nur anders!</text:p>
          </table:table-cell>
          <table:table-cell table:style-name="ce50"/>
          <table:table-cell table:style-name="ce198" office:value-type="string" calcext:value-type="string" table:number-columns-spanned="3" table:number-rows-spanned="1">
            <text:p>Abfülldatum</text:p>
          </table:table-cell>
          <table:covered-table-cell table:style-name="ce198"/>
          <table:covered-table-cell table:style-name="ce202"/>
          <table:table-cell table:style-name="ce202" office:value-type="string" calcext:value-type="string">
            <text:p>Sud¹</text:p>
          </table:table-cell>
          <table:table-cell table:style-name="ce202" office:value-type="string" calcext:value-type="string" table:number-columns-spanned="2" table:number-rows-spanned="1">
            <text:p>Flasche</text:p>
          </table:table-cell>
          <table:covered-table-cell table:style-name="ce202"/>
          <table:table-cell/>
          <table:table-cell table:style-name="ce69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10"/>
          <table:table-cell table:number-columns-repeated="2"/>
          <table:table-cell table:style-name="ce10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10"/>
          <table:table-cell table:number-columns-repeated="2"/>
          <table:table-cell table:style-name="ce10"/>
          <table:table-cell/>
          <table:table-cell table:style-name="ce103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10"/>
          <table:table-cell table:number-columns-repeated="2"/>
          <table:table-cell table:style-name="ce83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56" office:value-type="string" calcext:value-type="string">
            <text:p><text:s/></text:p>
          </table:table-cell>
          <table:table-cell table:number-columns-repeated="2"/>
          <table:table-cell table:style-name="ce10"/>
          <table:table-cell/>
          <table:covered-table-cell/>
          <table:table-cell table:number-columns-repeated="1009"/>
        </table:table-row>
        <table:table-row table:style-name="ro2">
          <table:table-cell table:style-name="ce6" table:number-columns-spanned="1" table:number-rows-spanned="6"/>
          <table:table-cell table:number-columns-repeated="2"/>
          <table:table-cell table:style-name="ce181"/>
          <table:table-cell table:number-columns-repeated="5"/>
          <table:table-cell table:style-name="ce10"/>
          <table:table-cell table:number-columns-repeated="2"/>
          <table:table-cell table:style-name="ce84"/>
          <table:table-cell table:number-columns-repeated="1011"/>
        </table:table-row>
        <table:table-row table:style-name="ro10">
          <table:covered-table-cell/>
          <table:table-cell table:style-name="ce17"/>
          <table:table-cell table:style-name="ce181" office:value-type="string" calcext:value-type="string" table:number-columns-spanned="5" table:number-rows-spanned="1">
            <text:p>abgefüllte Flaschen:</text:p>
          </table:table-cell>
          <table:covered-table-cell table:style-name="ce181"/>
          <table:covered-table-cell/>
          <table:covered-table-cell table:style-name="ce181"/>
          <table:covered-table-cell/>
          <table:table-cell/>
          <table:table-cell table:style-name="ce181"/>
          <table:table-cell table:style-name="ce82" office:value-type="string" calcext:value-type="string" table:number-columns-spanned="4" table:number-rows-spanned="4">
            <text:p><text:span text:style-name="T1">Hinweise:</text:span></text:p>
            <text:p>- kühl und aufrecht stehend lagern</text:p>
            <text:p>- Hefe nicht mittrinken</text:p>
            <text:p>- Flasche ausgespült und unverschlossen </text:p>
            <text:p><text:span text:style-name="T28">- </text:span>an den Brauer zurückführen</text:p>
            <text:p>- Kritik und Spenden sind erwünscht</text:p>
          </table:table-cell>
          <table:covered-table-cell table:number-columns-repeated="2"/>
          <table:covered-table-cell table:style-name="ce181"/>
          <table:table-cell table:number-columns-repeated="1011"/>
        </table:table-row>
        <table:table-row table:style-name="ro10">
          <table:covered-table-cell/>
          <table:table-cell/>
          <table:table-cell table:style-name="ce23" office:value-type="float" office:value="47" calcext:value-type="float">
            <text:p>47x</text:p>
          </table:table-cell>
          <table:table-cell table:style-name="ce37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52" office:value-type="string" calcext:value-type="string">
            <text:p>330 ml</text:p>
          </table:table-cell>
          <table:table-cell table:style-name="ce181"/>
          <table:table-cell table:style-name="ce32"/>
          <table:table-cell/>
          <table:table-cell table:style-name="ce181"/>
          <table:covered-table-cell table:style-name="ce87"/>
          <table:covered-table-cell table:number-columns-repeated="2"/>
          <table:covered-table-cell table:style-name="ce181"/>
          <table:table-cell table:number-columns-repeated="1011"/>
        </table:table-row>
        <table:table-row table:style-name="ro10">
          <table:covered-table-cell/>
          <table:table-cell/>
          <table:table-cell table:style-name="ce23" office:value-type="float" office:value="20" calcext:value-type="float">
            <text:p>20x</text:p>
          </table:table-cell>
          <table:table-cell table:style-name="ce37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52" office:value-type="string" calcext:value-type="string">
            <text:p>330 ml</text:p>
          </table:table-cell>
          <table:table-cell table:style-name="ce181"/>
          <table:table-cell table:style-name="ce32"/>
          <table:table-cell/>
          <table:table-cell table:style-name="ce181"/>
          <table:covered-table-cell table:style-name="ce87"/>
          <table:covered-table-cell table:number-columns-repeated="2"/>
          <table:covered-table-cell table:style-name="ce181"/>
          <table:table-cell table:number-columns-repeated="1011"/>
        </table:table-row>
        <table:table-row table:style-name="ro11">
          <table:covered-table-cell/>
          <table:table-cell/>
          <table:table-cell table:style-name="ce181" office:value-type="string" calcext:value-type="string" table:number-columns-spanned="5" table:number-rows-spanned="1">
            <text:p><text:span text:style-name="T21">Ein </text:span><text:span text:style-name="T22">Abteibier</text:span><text:span text:style-name="T21"> ist ein in belgisches Klöstern oder nach</text:span></text:p>
            <text:p><text:span text:style-name="T23">überlieferter Klosterrezeptur hergestelltes obergäriges</text:span></text:p>
            <text:p><text:span text:style-name="T21">Bier. Die Herkunft </text:span><text:span text:style-name="T22">dieses</text:span><text:span text:style-name="T21"> Rezeptes ist unbekannt.</text:span></text:p>
          </table:table-cell>
          <table:covered-table-cell table:style-name="ce181"/>
          <table:covered-table-cell/>
          <table:covered-table-cell table:style-name="ce181"/>
          <table:covered-table-cell/>
          <table:table-cell/>
          <table:table-cell table:style-name="ce181"/>
          <table:covered-table-cell table:style-name="ce59"/>
          <table:covered-table-cell table:number-columns-repeated="2"/>
          <table:covered-table-cell table:style-name="ce181"/>
          <table:table-cell table:number-columns-repeated="1011"/>
        </table:table-row>
        <table:table-row table:style-name="ro1">
          <table:covered-table-cell/>
          <table:table-cell/>
          <table:table-cell table:style-name="ce183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181"/>
          <table:covered-table-cell table:number-columns-repeated="3"/>
          <table:table-cell table:number-columns-repeated="2"/>
          <table:table-cell table:style-name="ce183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10"/>
          <table:table-cell table:number-columns-repeated="1011"/>
        </table:table-row>
        <table:table-row table:style-name="ro3"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3">
          <table:table-cell table:style-name="ce1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10"/>
            <table:table-cell table:number-columns-repeated="2"/>
            <table:table-cell table:style-name="ce10"/>
            <table:table-cell/>
            <table:table-cell table:style-name="ce228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51"/>
          <table:table-cell table:style-name="ce63" table:formula="of:=IF(ISFORMULA([.J21]);[.J21]+1;1)" office:value-type="float" office:value="1" calcext:value-type="float">
            <text:p>01</text:p>
          </table:table-cell>
          <table:table-cell table:style-name="ce70"/>
          <table:table-cell/>
          <table:table-cell table:style-name="ce85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105"/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85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85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85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85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85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85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85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85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85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85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85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85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85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85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85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85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85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85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85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85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85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85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85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85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85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85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85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85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85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85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85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85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85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85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85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85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85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85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85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85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85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85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85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85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85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85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85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85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85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85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85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85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85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85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85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85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85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85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85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85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85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85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85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85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85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85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85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85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85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85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85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85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85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85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85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85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85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85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85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85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85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85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85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85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85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85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85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85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85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85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85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85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85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85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85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85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85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85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2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/>
          <table:table-cell table:number-columns-repeated="2"/>
          <table:table-cell table:style-name="ce85"/>
          <table:table-cell/>
          <table:table-cell table:style-name="ce228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11-23">00.00.0000</text:date><text:s/><text:time style:data-style-name="N2" text:time-value="17:57:08.901751777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.00.0000</text:date>, <text:time style:data-style-name="N2" text:time-value="17:57:08.9035763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11-23T18:19:42.121428888</dc:date>
    <dc:creator>Michael Prange</dc:creator>
    <meta:editing-duration>P3DT15H22M7S</meta:editing-duration>
    <meta:editing-cycles>264</meta:editing-cycles>
    <meta:generator>LibreOffice/6.1.3.2$Linux_X86_64 LibreOffice_project/10$Build-2</meta:generator>
    <meta:printed-by>Michael Prange</meta:printed-by>
    <meta:print-date>2018-10-08T18:55:08.369970231</meta:print-date>
    <meta:document-statistic meta:table-count="2" meta:cell-count="681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